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>
      <style:text-properties style:font-name="DejaVu Sans Mono" officeooo:paragraph-rsid="000015c3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DejaVu Sans Mono"/>
    </style:style>
    <style:style style:name="P6" style:family="paragraph" style:parent-style-name="Standard">
      <style:text-properties style:font-name="DejaVu Sans Mono" fo:font-weight="bold" style:font-weight-asian="bold"/>
    </style:style>
    <style:style style:name="P7" style:family="paragraph" style:parent-style-name="Standard">
      <style:text-properties style:font-name="DejaVu Sans Mono" officeooo:paragraph-rsid="000b18fc"/>
    </style:style>
    <style:style style:name="T1" style:family="text">
      <style:text-properties officeooo:rsid="000015c3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82c0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b18fc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82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ROGRAM – </text:span><text:span text:style-name="T4">9</text:span></text:p>
      <text:p text:style-name="P2">/********************************************************************/</text:p>
      <text:p text:style-name="P2">/* Name of the Program : word occurence<text:tab/><text:tab/> <text:s text:c="18"/>*/</text:p>
      <text:p text:style-name="P2">/* Aim <text:s text:c="16"/>: describes how many times words occurred in */ <text:s text:c="37"/></text:p>
      <text:p text:style-name="P7">/* <text:s text:c="22"/>a file<text:tab/><text:tab/><text:tab/><text:tab/><text:tab/><text:tab/> <text:s text:c="7"/>*/</text:p>
      <text:p text:style-name="P2">/* Author <text:s text:c="13"/>: <text:span text:style-name="T7">Phebe John <text:s/></text:span><text:s text:c="31"/>*/</text:p>
      <text:p text:style-name="P2">/* Date Written <text:s text:c="7"/>: <text:span text:style-name="T1">25</text:span>.01.2018 <text:s text:c="32"/>*/</text:p>
      <text:p text:style-name="P2"><text:span text:style-name="T6">/</text:span>********************************************************************<text:span text:style-name="T6">/</text:span></text:p>
      <text:p text:style-name="P3"/>
      <text:p text:style-name="P2">/********************************************************************/</text:p>
      <text:p text:style-name="P2">/* <text:span text:style-name="T5">PROGRAM: <text:s text:c="56"/></text:span>*/</text:p>
      <text:p text:style-name="P6"><text:tab/></text:p>
      <text:p text:style-name="P1">echo "Enter the file name"</text:p>
      <text:p text:style-name="P1">read fname</text:p>
      <text:p text:style-name="P1">echo "Enter string to be checked"</text:p>
      <text:p text:style-name="P1">read string</text:p>
      <text:p text:style-name="P1">tr -s ' ' '\n' &lt; $fname | grep $string | wc -w</text:p>
      <text:p text:style-name="P1">/********************************************************************/</text:p>
      <text:p text:style-name="P1"/>
      <text:p text:style-name="P2">/********************************************************************/</text:p>
      <text:p text:style-name="P2">/* <text:span text:style-name="T6">RESULT :</text:span><text:span text:style-name="T5"> <text:s text:c="56"/></text:span>*/</text:p>
      <text:p text:style-name="P2">/* <text:span text:style-name="T6"><text:s text:c="2"/></text:span><text:span text:style-name="T5"><text:s text:c="63"/></text:span>*/<text:span text:style-name="T5"> <text:s text:c="57"/></text:span><text:s text:c="65"/></text:p>
      <text:p text:style-name="P2">/* The script is executed and the output is verified <text:s text:c="15"/>*/</text:p>
      <text:p text:style-name="P2">/* <text:span text:style-name="T6"><text:s text:c="8"/></text:span><text:span text:style-name="T5"><text:s text:c="57"/></text:span>*/</text:p>
      <text:p text:style-name="P2">/*****************************************************************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*******************************************************************/</text:p>
      <text:p text:style-name="P6">OUTPUT: <text:s text:c="57"/></text:p>
      <text:p text:style-name="P2"/>
      <text:p text:style-name="P2">$ ./pgm9.sh</text:p>
      <text:p text:style-name="P2">Enter the file name</text:p>
      <text:p text:style-name="P2">demo</text:p>
      <text:p text:style-name="P2">Enter string to be checked</text:p>
      <text:p text:style-name="P2">phebe</text:p>
      <text:p text:style-name="P2">3</text:p>
      <text:p text:style-name="P4">/********************************************************************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77</meta:editing-cycles>
    <meta:print-date>2018-03-24T18:15:00</meta:print-date>
    <meta:creation-date>2016-11-01T11:32:00</meta:creation-date>
    <dc:date>2018-03-25T19:53:51.508936566</dc:date>
    <dc:language>en-IN</dc:language>
    <meta:editing-duration>PT2H13M15S</meta:editing-duration>
    <meta:generator>LibreOffice/5.4.2.2$Linux_X86_64 LibreOffice_project/40m0$Build-2</meta:generator>
    <meta:document-statistic meta:table-count="0" meta:image-count="0" meta:object-count="0" meta:page-count="2" meta:paragraph-count="32" meta:word-count="111" meta:character-count="1659" meta:non-whitespace-character-count="9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